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0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16-03-16">
            <text:p>16.03.16</text:p>
          </table:table-cell>
          <table:table-cell office:value-type="string">
            <text:p>gameview, strings sortieren, menuview</text:p>
          </table:table-cell>
        </table:table-row>
        <table:table-row table:style-name="ro1">
          <table:table-cell office:value-type="date" office:date-value="2016-03-17">
            <text:p>17.03.16</text:p>
          </table:table-cell>
          <table:table-cell office:value-type="string">
            <text:p>win erkennung verbessert</text:p>
          </table:table-cell>
        </table:table-row>
        <table:table-row table:style-name="ro1">
          <table:table-cell office:value-type="date" office:date-value="2016-03-18">
            <text:p>18.03.16</text:p>
          </table:table-cell>
          <table:table-cell office:value-type="string">
            <text:p>resize, registrierung</text:p>
          </table:table-cell>
        </table:table-row>
        <table:table-row table:style-name="ro1">
          <table:table-cell office:value-type="date" office:date-value="2016-03-29">
            <text:p>29.03.16</text:p>
          </table:table-cell>
          <table:table-cell office:value-type="string">
            <text:p>LogIn und Registrierung done,Database abspeicherung, und Verschlüsselung,Background</text:p>
          </table:table-cell>
        </table:table-row>
        <table:table-row table:style-name="ro1">
          <table:table-cell office:value-type="date" office:date-value="2016-04-04">
            <text:p>04.04.16</text:p>
          </table:table-cell>
          <table:table-cell office:value-type="string">
            <text:p>KI angefangen</text:p>
          </table:table-cell>
        </table:table-row>
        <table:table-row table:style-name="ro1">
          <table:table-cell office:value-type="date" office:date-value="2016-04-06">
            <text:p>06.04.16</text:p>
          </table:table-cell>
          <table:table-cell office:value-type="string">
            <text:p>KI fast fertig</text:p>
          </table:table-cell>
        </table:table-row>
        <table:table-row table:style-name="ro2">
          <table:table-cell office:value-type="date" office:date-value="2016-04-08">
            <text:p>08.04.16</text:p>
          </table:table-cell>
          <table:table-cell office:value-type="string">
            <text:p>KI Fertig, rematch, user liste, user liste sortier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.04.2016</text:date>, <text:time>08:0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07:41:14.88</meta:creation-date>
    <dc:date>2016-04-11T08:06:58.46</dc:date>
    <meta:editing-duration>PT25M31S</meta:editing-duration>
    <meta:editing-cycles>2</meta:editing-cycles>
    <meta:generator>OpenOffice.org/3.4$Win32 OpenOffice.org_project/340m1$Build-9590</meta:generator>
    <meta:document-statistic meta:table-count="3" meta:cell-count="14" meta:object-count="0"/>
  </office:meta>
</office:document-meta>
</file>